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307f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307f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307f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307f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307f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307f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307f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307f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307f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307f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307f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307f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307f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307f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307f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307f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307f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Francelys Eliannys Lopez Flame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9/10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26283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Francisco Rafael Jaspe Salced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817605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27.14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71" meta:non-whitespace-character-count="1004"/>
    <meta:template xlink:type="simple" xlink:actuate="onRequest" xlink:title="Normal" xlink:href=""/>
  </office:meta>
</office:document-meta>
</file>